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e up with idea for planetary system reflected in 4<text:span text:style-name="T1">th</text:span> dimension through portals.</text:p>
      <text:p text:style-name="Standard">Worked out orbital parameters &amp; physical charicteristics (Artifexian)</text:p>
      <text:p text:style-name="Standard">Used both moons to create lunisolar calendar</text:p>
      <text:p text:style-name="Standard">Worked out phonological inventory for potential language</text:p>
      <text:p text:style-name="Standard">Starked mapping in gplates, moving to inkscape, gprojector and back to inkscape</text:p>
      <text:p text:style-name="Standard">as of 6/7/20, retraced the east continent and 97W20N</text:p>
      <text:p text:style-name="Standard">Created prototype of layers system 30/6/2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7S</meta:editing-duration>
    <meta:editing-cycles>3</meta:editing-cycles>
    <meta:generator>OpenOffice/4.1.7$Win32 OpenOffice.org_project/417m1$Build-9800</meta:generator>
    <dc:date>2020-07-06T20:11:29.21</dc:date>
    <meta:document-statistic meta:table-count="0" meta:image-count="0" meta:object-count="0" meta:page-count="1" meta:paragraph-count="7" meta:word-count="62" meta:character-count="424"/>
    <dc:creator>Matthew Shaw</dc:creator>
    <meta:user-defined meta:name="Info 1"/>
    <meta:user-defined meta:name="Info 2"/>
    <meta:user-defined meta:name="Info 3"/>
    <meta:user-defined meta:name="Info 4"/>
  </office:meta>
</office:document-meta>
</file>